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omains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luehost.com</text:p>
          </table:table-cell>
          <table:table-cell/>
          <table:table-cell office:value-type="string">
            <text:p>Mont123$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godaddy.com</text:p>
          </table:table-cell>
          <table:table-cell table:style-name="ce1" office:value-type="float" office:value="39872023">
            <text:p>39872023</text:p>
          </table:table-cell>
          <table:table-cell office:value-type="string">
            <text:p>A*****303</text:p>
          </table:table-cell>
          <table:table-cell table:number-columns-repeated="3"/>
          <table:table-cell table:style-name="ce1" office:value-type="string">
            <text:p>axu@yahoo.com </text:p>
          </table:table-cell>
        </table:table-row>
        <table:table-row table:style-name="ro2">
          <table:table-cell table:number-columns-repeated="3"/>
          <table:table-cell office:value-type="string">
            <text:p>morescopes.com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gurukoala.com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3">
          <table:table-cell table:number-columns-repeated="3"/>
          <table:table-cell table:style-name="ce1" office:value-type="string">
            <text:p>Customer Account: 39872023 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1" office:value-type="string">
            <text:p>Domain Name: MORESCOPES.COM 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1" office:value-type="string">
            <text:p>Authorization Code: 2PGY2(12FF{S+4/0  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namecheap.com</text:p>
          </table:table-cell>
          <table:table-cell/>
          <table:table-cell office:value-type="string">
            <text:p>axuaxu</text:p>
          </table:table-cell>
          <table:table-cell office:value-type="string">
            <text:p>cheap####</text:p>
          </table:table-cell>
          <table:table-cell table:number-columns-repeated="3"/>
        </table:table-row>
      </table:table>
      <table:table table:name="scocial network" table:style-name="ta1" table:print="false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ay sams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pril mills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inda carro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zoho</text:p>
          </table:table-cell>
          <table:table-cell office:value-type="string">
            <text:p>lisa duncan</text:p>
          </table:table-cell>
          <table:table-cell/>
          <table:table-cell office:value-type="string">
            <text:p>zoho####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isqus</text:p>
          </table:table-cell>
          <table:table-cell office:value-type="string">
            <text:p>lisa duncan</text:p>
          </table:table-cell>
          <table:table-cell/>
          <table:table-cell office:value-type="string">
            <text:p>disqus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y blog</text:p>
          </table:table-cell>
          <table:table-cell table:number-columns-repeated="2"/>
          <table:table-cell office:value-type="string">
            <text:p>blog####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2017-07-13</text:date>, <text:time>16:1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1:15:12.41</meta:creation-date>
    <meta:generator>OpenOffice/4.1.3$Win32 OpenOffice.org_project/413m1$Build-9783</meta:generator>
    <dc:date>2017-07-13T16:11:46.35</dc:date>
    <meta:editing-duration>PT7H44M2S</meta:editing-duration>
    <meta:editing-cycles>9</meta:editing-cycles>
    <meta:document-statistic meta:table-count="3" meta:cell-count="25" meta:object-count="0"/>
  </office:meta>
</office:document-meta>
</file>